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16"/></text:span></text:p>
      <text:p text:style-name="P1"><text:span text:style-name="T1"><text:s text:c="43"/>SCOPE OF THE SYSTEM</text:span></text:p>
      <text:p text:style-name="P1"><text:span text:style-name="T2"/></text:p>
      <text:p text:style-name="P1"><text:span text:style-name="T3">IN-SCOPE:</text:span></text:p>
      <text:list text:style-name="L2">
        <text:list-item>
          <text:p text:style-name="P2"><text:span text:style-name="T4"><text:s/></text:span><text:span text:style-name="T5">Login/Sign in</text:span><text:span text:style-name="T6">: Enter the user name and password and redirect the home page.</text:span></text:p>
        </text:list-item>
        <text:list-item>
          <text:p text:style-name="P2"><text:span text:style-name="T7">User Registration:</text:span><text:span text:style-name="T8">User can giving the informations then it store the database.</text:span></text:p>
        </text:list-item>
        <text:list-item>
          <text:p text:style-name="P2"><text:span text:style-name="T9">Driver Registration:</text:span><text:span text:style-name="T10">Driver can give cab service details and location phone numbers etc.</text:span></text:p>
        </text:list-item>
        <text:list-item>
          <text:p text:style-name="P2"><text:span text:style-name="T11">Searching:</text:span><text:span text:style-name="T12">It is very helpful to identify the location, service details and all.</text:span></text:p>
        </text:list-item>
        <text:list-item>
          <text:p text:style-name="P2"><text:span text:style-name="T13">Location Tracker</text:span><text:span text:style-name="T14">:Easily identify the stand by place and destination.</text:span></text:p>
        </text:list-item>
        <text:list-item>
          <text:p text:style-name="P2"><text:span text:style-name="T15">Cancellation:</text:span><text:span text:style-name="T16">The user can cancel the cab after booking because reasons.</text:span></text:p>
        </text:list-item>
        <text:list-item>
          <text:p text:style-name="P2"><text:span text:style-name="T17">Booking</text:span><text:span text:style-name="T18">:To select the location and cab then booking done.It also have rate.</text:span></text:p>
        </text:list-item>
        <text:list-item>
          <text:p text:style-name="P2"><text:span text:style-name="T19">Reservation:</text:span><text:span text:style-name="T20">To provide<text:s text:c="2"/>class of each.It have some seats are reservation category.</text:span></text:p>
        </text:list-item>
        <text:list-item>
          <text:p text:style-name="P2"><text:span text:style-name="T21">Payment:</text:span><text:span text:style-name="T22">It is very user-friendly because netbanking,direct paying all are available.</text:span></text:p>
        </text:list-item>
        <text:list-item>
          <text:p text:style-name="P2"><text:span text:style-name="T23">Feedback:</text:span><text:span text:style-name="T24">The passengers have to mention their own opinion.</text:span></text:p>
        </text:list-item>
        <text:list-item>
          <text:p text:style-name="P2"><text:span text:style-name="T25">Settings:</text:span><text:span text:style-name="T26">it is useful in privacy,account,security etc.</text:span><text:span text:style-name="T27"/></text:p>
        </text:list-item>
      </text:list>
      <text:p text:style-name="P3"><text:span text:style-name="T28"/></text:p>
      <text:p text:style-name="P3"><text:span text:style-name="T29"/></text:p>
      <text:p text:style-name="P3"><text:span text:style-name="T30">OUT-OF-SCOPE</text:span></text:p>
      <text:p text:style-name="P3"><text:span text:style-name="T30"><text:s text:c="5"/></text:span><text:span text:style-name="T31">1</text:span><text:span text:style-name="T32">.Chat</text:span><text:span text:style-name="T33">:To identify the location the cab should be reach</text:span></text:p>
      <text:p text:style-name="P3"><text:span text:style-name="T33"><text:s text:c="5"/>2.</text:span><text:span text:style-name="T34">Call:<text:s/></text:span><text:span text:style-name="T35">The user can specify where the placeb the cab will reached and to<text:s text:c="6"/><text:tab/>communicate other users.</text:span></text:p>
      <text:p text:style-name="P3"><text:span text:style-name="T35"><text:s text:c="5"/>3.</text:span><text:span text:style-name="T36">SOS button:</text:span><text:span text:style-name="T37">It is helpful to user for safety measures.</text:span><text:span text:style-name="T38"/></text:p>
      <text:p text:style-name="P4"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